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8" style:family="text">
      <style:text-properties fo:color="#0000ff" style:font-name="Consolas" style:font-name-asian="Consolas" style:font-name-complex="Consolas"/>
    </style:style>
    <style:style style:name="T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style:font-name-asian="Consolas" style:font-name-complex="Consolas"/>
    </style:style>
    <style:style style:name="T12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13" style:family="text"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T16" style:family="text">
      <style:text-properties fo:color="#000000" style:font-name="Times New Roman" fo:font-size="13pt" style:font-name-asian="Consolas" style:font-size-asian="13pt" style:font-name-complex="Consolas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is projektu KAMERA-MYSZKA</text:p>
      <text:p text:style-name="P3"/>
      <text:p text:style-name="P1"/>
      <text:list xml:id="list9201013449594894954" text:style-name="L1">
        <text:list-item>
          <text:p text:style-name="P2"><text:span text:style-name="T1">Program – </text:span><text:span text:style-name="T4">klasa wywołująca instancję aplikacji KAMERA-MYSZKA</text:span></text:p>
        </text:list-item>
        <text:list-item>
          <text:p text:style-name="P2"><text:span text:style-name="T1">KameraMyszka</text:span> – podstawowa klasa projektu, w której zawierają się funkcje przerysowujące zawartość okien, funkcje wyliczające współczynniki kształtu, funkcje rozpoznawania gestów</text:p>
        </text:list-item>
        <text:list-item>
          <text:p text:style-name="P5"><text:span text:style-name="T2">KeyboardSimulating</text:span> –<text:span text:style-name="T3"> klasa odpowiadająca za wywoływanie odpowiednich skrótów klawiszowych</text:span></text:p>
        </text:list-item>
        <text:list-item>
          <text:p text:style-name="P5"><text:span text:style-name="T2">MouseSimulating</text:span><text:span text:style-name="T3"> – klasa odpowiadająca za akcje wykonywane myszą komputerową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><text:tab/>GUI projektowane w </text:span><text:span text:style-name="T2">KameraMyszka.Designer.cs</text:span></text:p>
      <text:p text:style-name="P4"><text:span text:style-name="T2"/></text:p>
      <text:p text:style-name="P4"><text:span text:style-name="T2"><text:tab/></text:span><text:span text:style-name="T5">Ważniejsze funkcje w </text:span><text:span text:style-name="T2">KameraMyszka.cs:</text:span></text:p>
      <text:list xml:id="list1494951322649224147" text:style-name="L2">
        <text:list-item>
          <text:p text:style-name="P6"><text:span text:style-name="T7">public</text:span><text:span text:style-name="T10"> KameraMyszka()</text:span><text:span text:style-name="T13"> - inicjalizacja zmiennych i komponentów</text:span></text:p>
        </text:list-item>
        <text:list-item>
          <text:p text:style-name="P6"><text:span text:style-name="T7">private</text:span><text:span text:style-name="T10"> </text:span><text:span text:style-name="T7">void</text:span><text:span text:style-name="T10"> KameraMyszka_Load</text:span><text:span text:style-name="T13"> – zapisanie domyślnych ustawień kamery i uruchomienie odbioru obrazu</text:span></text:p>
        </text:list-item>
        <text:list-item>
          <text:p text:style-name="P6"><text:span text:style-name="T7">void</text:span><text:span text:style-name="T10"> RefreshWindow</text:span><text:span text:style-name="T13"> <text:s/>- odświeżanie okna z obrazem. W tej funkcji znajduje się kod odpowiedzialny za współczynniki kształtu i rozpoznawanie gestów</text:span></text:p>
        </text:list-item>
        <text:list-item>
          <text:p text:style-name="P6"><text:span text:style-name="T7">private</text:span><text:span text:style-name="T10"> </text:span><text:span text:style-name="T7">double</text:span><text:span text:style-name="T10"> dist</text:span><text:span text:style-name="T13"> – wyliczanie dystansu (odległości pitagorejskiej)</text:span></text:p>
        </text:list-item>
        <text:list-item>
          <text:p text:style-name="P6"><text:span text:style-name="T7">private</text:span><text:span text:style-name="T10"> </text:span><text:span text:style-name="T7">void</text:span><text:span text:style-name="T10"> medianCB_CheckedChanged</text:span><text:span text:style-name="T13"> – włączenie filtru medianowego</text:span></text:p>
        </text:list-item>
        <text:list-item>
          <text:p text:style-name="P6"><text:span text:style-name="T7">private</text:span><text:span text:style-name="T10"> </text:span><text:span text:style-name="T7">void</text:span><text:span text:style-name="T10"> KameraMyszka_FormClosing</text:span><text:span text:style-name="T14"> </text:span><text:span text:style-name="T13">– powrót do domyślnych ustawień przy wyłączeniu programu</text:span></text:p>
        </text:list-item>
        <text:list-item>
          <text:p text:style-name="P6"><text:span text:style-name="T7">private</text:span><text:span text:style-name="T10"> </text:span><text:span text:style-name="T7">void</text:span><text:span text:style-name="T10"> imageBox1_Click</text:span><text:span text:style-name="T9"> – </text:span><text:span text:style-name="T13">ustawianie progów binaryzacji przez kliknięcie na pikselu na obrazie</text:span></text:p>
        </text:list-item>
        <text:list-item>
          <text:p text:style-name="P6"><text:span text:style-name="T7">private</text:span><text:span text:style-name="T10"> </text:span><text:span text:style-name="T7">void</text:span><text:span text:style-name="T10"> HandleHotkeyCtAlShZ(), </text:span><text:span text:style-name="T7">private</text:span><text:span text:style-name="T10"> </text:span><text:span text:style-name="T7">void</text:span><text:span text:style-name="T10"> HandleHotkeyCtAlShX(), </text:span><text:span text:style-name="T7">protected</text:span><text:span text:style-name="T10"> </text:span><text:span text:style-name="T7">override</text:span><text:span text:style-name="T10"> </text:span><text:span text:style-name="T7">void</text:span><text:span text:style-name="T10"> WndProc – </text:span><text:span text:style-name="T12">od</text:span><text:span text:style-name="T13">powiadają za globalne skróty klawiszow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21:12:15.96</meta:creation-date>
    <dc:date>2014-06-07T21:28:09.94</dc:date>
    <meta:editing-duration>PT15M53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5" meta:word-count="162" meta:character-count="1302"/>
  </office:meta>
</office:document-meta>
</file>